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407a4" officeooo:paragraph-rsid="001407a4"/>
    </style:style>
    <style:style style:name="P2" style:family="paragraph" style:parent-style-name="Standard">
      <style:paragraph-properties fo:text-align="start" style:justify-single-word="false"/>
      <style:text-properties officeooo:rsid="001407a4" officeooo:paragraph-rsid="001407a4"/>
    </style:style>
    <style:style style:name="P3" style:family="paragraph" style:parent-style-name="Standard">
      <style:paragraph-properties fo:text-align="start" style:justify-single-word="false"/>
      <style:text-properties officeooo:rsid="001407a4" officeooo:paragraph-rsid="0015f300"/>
    </style:style>
    <style:style style:name="P4" style:family="paragraph" style:parent-style-name="Standard">
      <style:paragraph-properties fo:text-align="start" style:justify-single-word="false"/>
      <style:text-properties officeooo:rsid="001407a4" officeooo:paragraph-rsid="0015f8d2"/>
    </style:style>
    <style:style style:name="P5" style:family="paragraph" style:parent-style-name="Standard">
      <style:paragraph-properties fo:text-align="start" style:justify-single-word="false"/>
      <style:text-properties officeooo:rsid="0015f8d2" officeooo:paragraph-rsid="0015f8d2"/>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officeooo:rsid="0015f300"/>
    </style:style>
    <style:style style:name="T4" style:family="text">
      <style:text-properties style:text-position="0% 100%" officeooo:rsid="0015f8d2"/>
    </style:style>
    <style:style style:name="T5" style:family="text">
      <style:text-properties officeooo:rsid="0015f8d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teutusdokumentti</text:p>
      <text:p text:style-name="P1"/>
      <text:p text:style-name="P2">Ohjelma koostuu kuudesta luokasta: App on sen käynnistävä luokka, jossa luodaan muut luokat ja annetaan alkupisteen ja loppupisteen arvot. Piste-luokka sisältää koordinaatistopisteet, joita algoritmi käyttää pohjanaan. AstarAlgoritmi-luokka sisältää itse haku-algoritmin, joka toimii kuten yleisesti tunnettu A*. Se tuntee myös luokan vertailija, jota se käyttää yhdessä keon kanssa antamaan kulloinkin lähimmän pisteen maaliin nähden. Etäisyys on laskettu linnuntietä, mutta pisteiden välillä voi liikkua vain joko ylös, alas, vasemmalle tai oikealle. Keko on itse toteutettu tietorakenne, joka jäljittelee javan PriorityQuen toimintaa. Se tarvitsee toimiakseen sisälleen listan, joka myös on tässä itse toteutettu. Lista on tehty toimimaan samalla tavalla kuin javan ArrayList toimisi vastaavassa tilanteessa.</text:p>
      <text:p text:style-name="P4"><text:tab/>Huonoimman tapauksen aikavaativuus on O(<text:span text:style-name="T2">|V</text:span><text:span text:style-name="T4">| + </text:span>|E|) <text:span text:style-name="T5">log</text:span> <text:span text:style-name="T2">|V</text:span><text:span text:style-name="T4">|</text:span><text:span text:style-name="T1"> </text:span><text:span text:style-name="T2">) ja </text:span><text:span text:style-name="T3">huon</text:span><text:span text:style-name="T2">oimman tapauksen tilavaatimus on O(|V</text:span><text:span text:style-name="T4">|</text:span><text:span text:style-name="T2">). </text:span><text:span text:style-name="T3">Tässä E on polkujen määrä ja V solmujen määrä.</text:span></text:p>
      <text:p text:style-name="P3"><text:tab/><text:span text:style-name="T5">Työtä vois parannella esimerkiksi muuttamalla pisteiden välistä liikkumista monimutkaisemmaksi. Esimerkiksi sallimalla liikkeet myös väli-ilmansuuntiin ja luomalla esteitä koordinaatistoon. Myös tietorakenteita voisi parannella niin, että ne toimisivat useammissa tilanteissa. Eli lisätä metodeja, joita on esim javan ArrayListilläkin.</text:span></text:p>
      <text:p text:style-name="P3"/>
      <text:p text:style-name="P3"/>
      <text:p text:style-name="P5"><text:span text:style-name="T2">Lähteet: </text:span></text:p>
      <text:p text:style-name="P5"><text:a xlink:type="simple" xlink:href="http://bigocheatsheet.com/" text:style-name="Internet_20_link" text:visited-style-name="Visited_20_Internet_20_Link"><text:span text:style-name="T2">http://bigocheatsheet.com/</text:span></text:a></text:p>
      <text:p text:style-name="P5"><text:a xlink:type="simple" xlink:href="http://en.wikipedia.org/wiki/A*_search_algorithm" text:style-name="Internet_20_link" text:visited-style-name="Visited_20_Internet_20_Link"><text:span text:style-name="T2">http://en.wikipedia.org/wiki/A*_search_algorithm</text:span></text:a></text:p>
      <text:p text:style-name="P5"><text:a xlink:type="simple" xlink:href="http://www.cs.helsinki.fi/node/81607" text:style-name="Internet_20_link" text:visited-style-name="Visited_20_Internet_20_Link"><text:span text:style-name="T2">http://www.cs.helsinki.fi/node/81607</text:span></text:a></text:p>
      <text:p text:style-name="P5"><text:span text:style-name="T2">Tietorakenteet ja algoritmit materiaal - <text:s/>Patrik Florell</text:span></text:p>
      <text:p text:style-name="P5"><text:a xlink:type="simple" xlink:href="http://www.github.com/" text:style-name="Internet_20_link" text:visited-style-name="Visited_20_Internet_20_Link"><text:span text:style-name="T2">www.github.com</text:span></text:a><text:span text:style-name="T2"> – aikaisemmat työ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3T21:45:23.407000000</meta:creation-date>
    <dc:date>2015-02-03T22:32:20.353000000</dc:date>
    <meta:editing-duration>PT32S</meta:editing-duration>
    <meta:editing-cycles>1</meta:editing-cycles>
    <meta:document-statistic meta:table-count="0" meta:image-count="0" meta:object-count="0" meta:page-count="1" meta:paragraph-count="10" meta:word-count="178" meta:character-count="1530" meta:non-whitespace-character-count="1357"/>
    <meta:generator>LibreOffice/4.3.5.2$Windows_x86 LibreOffice_project/3a87456aaa6a95c63eea1c1b3201acedf0751bd5</meta:generator>
  </office:meta>
</office:document-meta>
</file>